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c5ba52" officeooo:paragraph-rsid="00c5ba52"/>
    </style:style>
    <style:style style:name="P2" style:family="paragraph" style:parent-style-name="Heading_20_3">
      <style:text-properties officeooo:rsid="00db2d5e" officeooo:paragraph-rsid="00db2d5e"/>
    </style:style>
    <style:style style:name="P3" style:family="paragraph" style:parent-style-name="Heading_20_1" style:list-style-name=""/>
    <style:style style:name="P4" style:family="paragraph" style:parent-style-name="Heading_20_1">
      <style:text-properties officeooo:rsid="00d5da15"/>
    </style:style>
    <style:style style:name="P5" style:family="paragraph" style:parent-style-name="Heading_20_1">
      <style:paragraph-properties fo:break-before="page"/>
      <style:text-properties officeooo:rsid="00d985e7" officeooo:paragraph-rsid="00d985e7"/>
    </style:style>
    <style:style style:name="P6" style:family="paragraph" style:parent-style-name="Heading_20_2">
      <style:text-properties officeooo:rsid="00d985e7" officeooo:paragraph-rsid="00d985e7"/>
    </style:style>
    <style:style style:name="P7" style:family="paragraph" style:parent-style-name="Preformatted_20_Text">
      <style:text-properties officeooo:paragraph-rsid="00ce489f"/>
    </style:style>
    <style:style style:name="P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officeooo:paragraph-rsid="00d985e7"/>
    </style:style>
    <style:style style:name="P11" style:family="paragraph" style:parent-style-name="Text_20_body">
      <style:text-properties officeooo:rsid="00db1661" officeooo:paragraph-rsid="00db1661"/>
    </style:style>
    <style:style style:name="P12" style:family="paragraph" style:parent-style-name="Text_20_body">
      <style:text-properties officeooo:paragraph-rsid="00db2d5e"/>
    </style:style>
    <style:style style:name="P13" style:family="paragraph" style:parent-style-name="Text_20_body">
      <style:text-properties officeooo:rsid="00dbf7e5" officeooo:paragraph-rsid="00dbf7e5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"><text:a xlink:type="simple" xlink:href="#__RefHeading___Toc14218_2028135211" text:style-name="Index_20_Link" text:visited-style-name="Index_20_Link"><text:s/>1 Ar<text:tab/>2</text:a></text:p>
          <text:p text:style-name="P9"><text:a xlink:type="simple" xlink:href="#__RefHeading___Toc14222_2028135211" text:style-name="Index_20_Link" text:visited-style-name="Index_20_Link"><text:s/>1.1.1 A<text:tab/>2</text:a></text:p>
        </text:index-body>
      </text:table-of-content>
      <text:h text:style-name="P3" text:outline-level="1"/>
      <text:h text:style-name="P5" text:outline-level="1"><text:bookmark-start text:name="__RefHeading___Toc14218_2028135211"/>Precision<text:bookmark-end text:name="__RefHeading___Toc14218_2028135211"/></text:h>
      <text:p text:style-name="P10"/>
      <text:h text:style-name="Heading_20_2" text:outline-level="2">Double </text:h>
      <text:h text:style-name="P2" text:outline-level="3">Double vs long double, Mar. 24, 2019</text:h>
      <text:p text:style-name="P12"/>
      <text:p text:style-name="P12">a <text:span text:style-name="Source_20_Text">long double</text:span> <text:span text:style-name="Emphasis">may</text:span> be able to store a larger range of values than a <text:span text:style-name="Source_20_Text">double</text:span>. But it's completely up to the compiler.</text:p>
      <text:p text:style-name="P12"/>
      <text:p text:style-name="P13"><text:a xlink:type="simple" xlink:href="https://stackoverflow.com/questions/3454576/long-double-vs-double" text:style-name="Internet_20_link" text:visited-style-name="Visited_20_Internet_20_Link">https://stackoverflow.com/questions/3454576/long-double-vs-double</text:a></text:p>
      <text:p text:style-name="P13"/>
      <text:h text:style-name="P6" text:outline-level="2"><text:bookmark-start text:name="__RefHeading___Toc14220_2028135211"/>Double vs float, Mar. 23, 2019<text:bookmark-end text:name="__RefHeading___Toc14220_2028135211"/></text:h>
      <text:p text:style-name="P10"><text:span text:style-name="Strong_20_Emphasis">double</text:span> has 2x more precision then <text:span text:style-name="Strong_20_Emphasis">float</text:span>.</text:p>
      <text:p text:style-name="Text_20_body"><text:span text:style-name="Strong_20_Emphasis">float</text:span> is a 32 bit IEEE 754 single precision Floating Point Number1 bit for the sign, (8 bits for the exponent, and 23* for the value), i.e. float has 7 decimal digits of precision.</text:p>
      <text:p text:style-name="Text_20_body"><text:span text:style-name="Strong_20_Emphasis">double</text:span> is a 64 bit IEEE 754 double precision Floating Point Number (1 bit for the sign, 11 bits for the exponent, and 52* bits for the value), i.e. double has 15 decimal digits of precision.</text:p>
      <text:p text:style-name="P11"><text:a xlink:type="simple" xlink:href="https://www.geeksforgeeks.org/difference-float-double-c-cpp/" text:style-name="Internet_20_link" text:visited-style-name="Visited_20_Internet_20_Link">https://www.geeksforgeeks.org/difference-float-double-c-cpp/</text:a></text:p>
      <text:p text:style-name="P11"/>
      <text:p text:style-name="P11"/>
      <text:p text:style-name="P7"><text:span text:style-name="Source_20_Text"/></text:p>
      <text:h text:style-name="Heading_20_3" text:outline-level="3"><text:bookmark-start text:name="__RefHeading___Toc14222_2028135211"/>A<text:bookmark-end text:name="__RefHeading___Toc14222_2028135211"/></text:h>
      <text:p text:style-name="P1"/>
      <text:h text:style-name="P4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00000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21:08:13.462241763</meta:creation-date>
    <meta:editing-duration>P9DT41M14S</meta:editing-duration>
    <meta:editing-cycles>65</meta:editing-cycles>
    <meta:generator>LibreOffice/5.2.7.2$Linux_X86_64 LibreOffice_project/20m0$Build-2</meta:generator>
    <dc:date>2019-03-24T13:11:47.094763452</dc:date>
    <meta:document-statistic meta:table-count="0" meta:image-count="0" meta:object-count="0" meta:page-count="2" meta:paragraph-count="15" meta:word-count="133" meta:character-count="796" meta:non-whitespace-character-count="668"/>
    <meta:user-defined meta:name="Info 1"/>
    <meta:user-defined meta:name="Info 2"/>
    <meta:user-defined meta:name="Info 3"/>
    <meta:user-defined meta:name="Info 4"/>
  </office:meta>
</office:document-meta>
</file>